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88244e8" style:family="table" style:master-page-name="Default">
      <style:table-properties table:display="true" style:writing-mode="lr-tb"/>
    </style:style>
    <style:style style:name="ta-0x8824640" style:family="table" style:master-page-name="Default">
      <style:table-properties table:display="true" style:writing-mode="lr-tb"/>
    </style:style>
    <style:style style:name="ta-0x8824798" style:family="table" style:master-page-name="Default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400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700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10pt" style:use-optimal-row-height="true"/>
    </style:style>
    <style:style style:name="ACOL-0" style:family="table-column">
      <style:table-column-properties style:column-width="64.26pt" style:use-optimal-column-width="true"/>
    </style:style>
    <style:style style:name="ACE-0x886fe78" style:family="table-cell" style:data-style-name="General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578" style:family="table-cell" style:data-style-name="ND.0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1b8" style:family="table-cell" style:data-style-name="General">
      <style:table-cell-properties fo:background-color="transparent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7b8" style:family="table-cell" style:data-style-name="NDC-0">
      <style:table-cell-properties fo:background-color="transparent" fo:border-top="0.000cm none #c7c7c7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2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center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86ff3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0f8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338" style:family="table-cell" style:data-style-name="General">
      <style:table-cell-properties fo:background-color="transparent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ea38" style:family="table-cell" style:data-style-name="NDC-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0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fix"/>
      <style:paragraph-properties style:writing-mode-automatic="true" fo:text-align="left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86fc3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3f8" style:family="table-cell" style:data-style-name="ND.0">
      <style:table-cell-properties fo:background-color="transparent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ee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886f878" style:family="table-cell" style:data-style-name="NDC-0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938" style:family="table-cell" style:data-style-name="NDC-0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ec78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7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4b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b78" style:family="table-cell" style:data-style-name="NDC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ef7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1.00pt" fo:color="#000000" fo:font-family="Sans"/>
    </style:style>
    <style:style style:name="ACE-0x886f638" style:family="table-cell" style:data-style-name="General">
      <style:table-cell-properties fo:background-color="transparent" fo:border-top="0.000cm none #c7c7c7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9f8" style:family="table-cell" style:data-style-name="NDC-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c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86fdb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25.95pt" style:use-optimal-column-width="true"/>
    </style:style>
    <style:style style:name="ACOL-2" style:family="table-column">
      <style:table-column-properties style:column-width="78.75pt" style:use-optimal-column-width="false"/>
    </style:style>
    <style:style style:name="ACOL-3" style:family="table-column"/>
    <style:style style:name="AROW-1" style:family="table-row">
      <style:table-row-properties style:row-height="14.51pt" style:use-optimal-row-height="true"/>
    </style:style>
    <style:style style:name="AROW-2" style:family="table-row">
      <style:table-row-properties style:row-height="13.29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x88244e8" table:print-ranges="Hoja1.A1:Hoja1.F28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2"/>
        <table:table-column table:style-name="ACOL-0" table:number-columns-repeated="251"/>
        <table:table-row table:style-name="AROW-0">
          <table:table-cell table:number-columns-repeated="256" table:style-name="Gnumeric-default"/>
        </table:table-row>
        <table:table-row table:style-name="AROW-1">
          <table:table-cell table:style-name="Gnumeric-default"/>
          <table:table-cell table:style-name="ACE-0x886eeb8" office:value-type="string" office:string-value="Presupuesto Desarrollo de Software">
            <text:p>Presupuesto Desarrollo de Software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/>
          <table:table-cell table:style-name="ACE-0x886eeb8"/>
          <table:table-cell table:number-columns-repeated="254" table:style-name="Gnumeric-default"/>
        </table:table-row>
        <table:table-row table:style-name="AROW-2">
          <table:table-cell table:style-name="Gnumeric-default" office:value-type="string" office:string-value="Proyecto">
            <text:p>Proyecto</text:p>
          </table:table-cell>
          <table:table-cell table:style-name="ACE-0x886ef78" office:value-type="string" office:string-value="Sistema Informático Departamento de Aseguramiento de la Calidad (SIDAC)">
            <text:p>Sistema Informático Departamento de Aseguramiento de la Calidad (SIDAC)</text:p>
          </table:table-cell>
          <table:table-cell table:number-columns-repeated="254" table:style-name="Gnumeric-default"/>
        </table:table-row>
        <text:soft-page-break/>
        <table:table-row table:style-name="AROW-0">
          <table:table-cell table:style-name="Gnumeric-default" office:value-type="string" office:string-value="Duración">
            <text:p>Duración</text:p>
          </table:table-cell>
          <table:table-cell table:style-name="Gnumeric-default" office:value-type="string" office:string-value="24 semanas">
            <text:p>24 semanas</text:p>
          </table:table-cell>
          <table:table-cell table:number-columns-repeated="254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2">
          <table:table-cell table:style-name="Gnumeric-default"/>
          <table:table-cell table:style-name="ACE-0x886f038" office:value-type="string" office:string-value="Trabajos">
            <text:p>Trabajos</text:p>
          </table:table-cell>
          <table:table-cell table:style-name="ACE-0x886f278" office:value-type="string" office:string-value="Inicio">
            <text:p>Inicio</text:p>
          </table:table-cell>
          <table:table-cell table:style-name="ACE-0x886f278" office:value-type="string" office:string-value="Fin">
            <text:p>Fin</text:p>
          </table:table-cell>
          <table:table-cell table:style-name="ACE-0x886f278" office:value-type="string" office:string-value="Valor">
            <text:p>Valor</text:p>
          </table:table-cell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0f8" office:value-type="string" office:string-value="Release 0.1">
            <text:p>Release 0.1</text:p>
          </table:table-cell>
          <table:table-cell table:style-name="ACE-0x886f338"/>
          <table:table-cell table:number-columns-repeated="2" table:style-name="ACE-0x886f4b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1b8" office:value-type="string" office:string-value="Análisis, Diseño, desarrollo e implementación">
            <text:p>Análisis, Diseño, desarrollo e implementación</text:p>
          </table:table-cell>
          <table:table-cell table:style-name="ACE-0x886f3f8" office:value-type="date" office:date-value="2011-04-01">
            <text:p>01/04/11</text:p>
          </table:table-cell>
          <table:table-cell table:style-name="ACE-0x886f578" office:value-type="date" office:date-value="2011-06-02">
            <text:p>02/06/11</text:p>
          </table:table-cell>
          <table:table-cell table:style-name="ACE-0x886f7b8" office:value-type="float" office:value="800000">
            <text:p>$800.00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886f638"/>
          <table:table-cell table:style-name="ACE-0x886f87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0f8" office:value-type="string" office:string-value="Release 0.2">
            <text:p>Release 0.2</text:p>
          </table:table-cell>
          <table:table-cell table:style-name="ACE-0x886f338"/>
          <table:table-cell table:style-name="ACE-0x886f4b8"/>
          <table:table-cell table:style-name="ACE-0x886f93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1b8" office:value-type="string" office:string-value="Análisis, Diseño, desarrollo e implementación">
            <text:p>Análisis, Diseño, desarrollo e implementación</text:p>
          </table:table-cell>
          <table:table-cell table:style-name="ACE-0x886f3f8" office:value-type="date" office:date-value="2011-06-03">
            <text:p>03/06/11</text:p>
          </table:table-cell>
          <table:table-cell table:style-name="ACE-0x886f578" office:value-type="date" office:date-value="2011-07-07">
            <text:p>07/07/11</text:p>
          </table:table-cell>
          <table:table-cell table:style-name="ACE-0x886f7b8" office:value-type="float" office:value="600000">
            <text:p>$600.00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886f638"/>
          <table:table-cell table:style-name="ACE-0x886f87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0f8" office:value-type="string" office:string-value="Release 0.3">
            <text:p>Release 0.3</text:p>
          </table:table-cell>
          <table:table-cell table:style-name="ACE-0x886f338"/>
          <table:table-cell table:style-name="ACE-0x886f4b8"/>
          <table:table-cell table:style-name="ACE-0x886f93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1b8" office:value-type="string" office:string-value="Análisis, Diseño, desarrollo e implementación">
            <text:p>Análisis, Diseño, desarrollo e implementación</text:p>
          </table:table-cell>
          <table:table-cell table:style-name="ACE-0x886f3f8" office:value-type="date" office:date-value="2011-07-08">
            <text:p>08/07/11</text:p>
          </table:table-cell>
          <table:table-cell table:style-name="ACE-0x886f578" office:value-type="date" office:date-value="2011-08-15">
            <text:p>15/08/11</text:p>
          </table:table-cell>
          <table:table-cell table:style-name="ACE-0x886f7b8" office:value-type="float" office:value="600000">
            <text:p>$600.00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886f638"/>
          <table:table-cell table:style-name="ACE-0x886f87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0f8" office:value-type="string" office:string-value="Release 0.4">
            <text:p>Release 0.4</text:p>
          </table:table-cell>
          <table:table-cell table:style-name="ACE-0x886f338"/>
          <table:table-cell table:style-name="ACE-0x886f4b8"/>
          <table:table-cell table:style-name="ACE-0x886f93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1b8" office:value-type="string" office:string-value="Análisis, Diseño, desarrollo e implementación">
            <text:p>Análisis, Diseño, desarrollo e implementación</text:p>
          </table:table-cell>
          <table:table-cell table:style-name="ACE-0x886f3f8" office:value-type="date" office:date-value="2011-08-16">
            <text:p>16/08/11</text:p>
          </table:table-cell>
          <table:table-cell table:style-name="ACE-0x886f578" office:value-type="date" office:date-value="2011-09-20">
            <text:p>20/09/11</text:p>
          </table:table-cell>
          <table:table-cell table:style-name="ACE-0x886f7b8" office:value-type="float" office:value="600000">
            <text:p>$600.00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886f638"/>
          <table:table-cell table:style-name="ACE-0x886f87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0f8" office:value-type="string" office:string-value="Release 1.0">
            <text:p>Release 1.0</text:p>
          </table:table-cell>
          <table:table-cell table:style-name="ACE-0x886f338"/>
          <table:table-cell table:style-name="ACE-0x886f4b8"/>
          <table:table-cell table:style-name="ACE-0x886f938"/>
          <table:table-cell table:number-columns-repeated="251" table:style-name="Gnumeric-default"/>
        </table:table-row>
        <table:table-row table:style-name="AROW-0">
          <table:table-cell table:style-name="Gnumeric-default"/>
          <table:table-cell table:style-name="ACE-0x886f1b8" office:value-type="string" office:string-value="Análisis, Diseño, desarrollo e implementación">
            <text:p>Análisis, Diseño, desarrollo e implementación</text:p>
          </table:table-cell>
          <table:table-cell table:style-name="ACE-0x886f3f8" office:value-type="date" office:date-value="2011-09-21">
            <text:p>21/09/11</text:p>
          </table:table-cell>
          <table:table-cell table:style-name="ACE-0x886f578" office:value-type="date" office:date-value="2011-10-20">
            <text:p>20/10/11</text:p>
          </table:table-cell>
          <table:table-cell table:style-name="ACE-0x886f7b8" office:value-type="float" office:value="600000">
            <text:p>$600.00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886ff38"/>
          <table:table-cell table:style-name="ACE-0x886f9f8"/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886ec78" office:value-type="string" office:string-value="Subtotal">
            <text:p>Subtotal</text:p>
          </table:table-cell>
          <table:table-cell table:style-name="ACE-0x886f9f8" table:formula="of:=SUM([.E9:.E23])" office:value-type="float" office:value="3200000">
            <text:p>$3.200.00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886ec78" office:value-type="string" office:string-value="Iva">
            <text:p>Iva</text:p>
          </table:table-cell>
          <table:table-cell table:style-name="ACE-0x886f9f8" table:formula="of:=[.E24]*0.19" office:value-type="float" office:value="608000">
            <text:p>$608.00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3" table:style-name="Gnumeric-default"/>
          <table:table-cell table:style-name="ACE-0x886fe78" office:value-type="string" office:string-value="Total">
            <text:p>Total</text:p>
          </table:table-cell>
          <table:table-cell table:style-name="ACE-0x886ea38" table:formula="of:=([.E24]*0.19)+[.E24]" office:value-type="float" office:value="3808000">
            <text:p>$3.808.000</text:p>
          </table:table-cell>
          <table:table-cell table:number-columns-repeated="251" table:style-name="Gnumeric-default"/>
        </table:table-row>
        <table:table-row table:style-name="AROW-0">
          <table:table-cell table:number-columns-repeated="4" table:style-name="Gnumeric-default"/>
          <table:table-cell table:style-name="ACE-0x886fb78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3">
          <table:table-cell table:number-columns-repeated="4" table:style-name="Gnumeric-default"/>
          <table:table-cell table:style-name="ACE-0x886fb78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4" table:style-name="Gnumeric-default"/>
          <table:table-cell table:style-name="Gnumeric-default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4" table:style-name="Gnumeric-default"/>
          <table:table-cell table:style-name="Gnumeric-default"/>
          <table:table-cell table:number-columns-repeated="3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 table:number-rows-repeated="223">
          <table:table-cell table:number-columns-repeated="8" table:style-name="Gnumeric-default"/>
          <table:table-cell table:number-columns-repeated="56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 table:number-rows-repeated="3839">
          <table:table-cell table:number-columns-repeated="64" table:style-name="Gnumeric-default"/>
          <table:table-cell table:number-columns-repeated="192" table:style-name="Gnumeric-default"/>
        </table:table-row>
        <table:table-row table:style-name="AROW-0">
          <table:table-cell table:number-columns-repeated="256" table:style-name="Gnumeric-default"/>
        </table:table-row>
        <table:table-row table:style-name="AROW-0" table:number-rows-repeated="61439">
          <table:table-cell table:number-columns-repeated="256" table:style-name="Gnumeric-default"/>
        </table:table-row>
      </table:table>
      <table:table table:name="Hoja2" table:style-name="ta-0x8824640">
        <office:forms form:automatic-focus="false" form:apply-design-mode="false">
          <form:form/>
        </office:forms>
        <table:table-column table:default-cell-style-name="ACE-0x886fcf8" table:style-name="ACOL-0"/>
        <table:table-column table:default-cell-style-name="ACE-0x886fcf8" table:style-name="ACOL-0" table:number-columns-repeated="255"/>
        <table:table-row table:style-name="AROW-0">
          <table:table-cell table:number-columns-repeated="256" table:style-name="ACE-0x886fcf8"/>
        </table:table-row>
        <table:table-row table:style-name="AROW-0">
          <table:table-cell table:number-columns-repeated="256" table:style-name="ACE-0x886fcf8"/>
        </table:table-row>
        <table:table-row table:style-name="AROW-0" table:number-rows-repeated="65534">
          <table:table-cell table:number-columns-repeated="256" table:style-name="ACE-0x886fcf8"/>
        </table:table-row>
      </table:table>
      <table:table table:name="Hoja3" table:style-name="ta-0x8824798">
        <office:forms form:automatic-focus="false" form:apply-design-mode="false">
          <form:form/>
        </office:forms>
        <table:table-column table:default-cell-style-name="ACE-0x886fdb8" table:style-name="ACOL-0"/>
        <table:table-column table:default-cell-style-name="ACE-0x886fdb8" table:style-name="ACOL-0" table:number-columns-repeated="255"/>
        <table:table-row table:style-name="AROW-0">
          <table:table-cell table:number-columns-repeated="256" table:style-name="ACE-0x886fdb8"/>
        </table:table-row>
        <table:table-row table:style-name="AROW-0">
          <table:table-cell table:number-columns-repeated="256" table:style-name="ACE-0x886fdb8"/>
        </table:table-row>
        <table:table-row table:style-name="AROW-0" table:number-rows-repeated="65534">
          <table:table-cell table:number-columns-repeated="256" table:style-name="ACE-0x886fdb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number:date-style style:name="ND.0" number:format-source="fixed">
      <number:day number:style="long"/>
      <number:text>/</number:text>
      <number:month number:possessive-form="false" number:textual="false" number:style="long"/>
      <number:text>/</number:text>
      <number:year number:style="short" number:calendar="gregorian"/>
    </number:date-style>
    <number:currency-style style:name="ND.1">
      <number:currency-symbol>$</number:currency-symbol>
      <number:number number:decimal-places="0" number:display-factor="1" number:grouping="true" number:min-integer-digits="1"/>
    </number:currency-style>
    <number:currency-style style:name="ND-0">
      <style:text-properties fo:color="#FF0000"/>
      <number:currency-symbol>$</number:currency-symbol>
      <number:text> -</number:text>
      <number:number number:decimal-places="0" number:display-factor="-1" number:grouping="true" number:min-integer-digits="1"/>
    </number:currency-style>
    <number:number-style style:name="NDC-0">
      <style:map style:condition="value()&gt;=0" style:apply-style-name="ND.1"/>
      <style:map style:condition="value()&lt;0" style:apply-style-name="ND-0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repeat-content="false" style:decimal-places="13" style:text-align-source="value-type"/>
      <style:paragraph-properties style:writing-mode-automatic="true" gnm:GnmHAlign="1" fo:text-indent="0.00pt"/>
      <style:text-properties text:display="true" fo:font-weight="400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64.26pt" style:use-optimal-column-width="true"/>
    </style:default-style>
    <style:default-style style:family="table-row">
      <style:table-row-properties style:row-height="12.10pt" style:use-optimal-row-height="true"/>
    </style:default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creator>Eduardo Farías Reyes</dc:creator>
    <dc:date>2011-03-17T03:21:35Z</dc:date>
    <meta:creation-date>2011-03-16T16:55:52Z</meta:creation-date>
    <meta:editing-cycles>2</meta:editing-cycles>
    <meta:editing-duration>PT17M49S</meta:editing-duration>
    <meta:generator>gnumeric/1.10.13</meta:generator>
    <meta:initial-creator>Eduardo Farías Reyes</meta:initial-creator>
    <meta:user-defined meta:name="meta:print-date" meta:type="string">2011-03-17T03:21:30Z</meta:user-defined>
  </office:meta>
</office:document-meta>
</file>